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master-page-name="Standard">
      <style:paragraph-properties fo:text-align="justify" style:justify-single-word="false" style:page-number="1"/>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odróż przez generacje. G1</text:p>
      <text:p text:style-name="P1"/>
      <text:p text:style-name="P1">Przed wami kolejna część serii, której jak najszybszego zakończenia oczekiwałam już od samego początku i która kosztowała mnie zdecydowanie za dużo zdrowia psychicznego. Tym razem opowiem o pierwszej generacji, przez wielu oglądanej w dzieciństwie i powszechnie uznawanej za jedną z lepszych. Czy ta opinia jest słuszna?</text:p>
      <text:p text:style-name="P1"/>
      <text:p text:style-name="P1">Gray Picture</text:p>
      <text:p text:style-name="P1"/>
      <text:p text:style-name="P1">W G1 jest wiele znaczących różnic w stosunku do pozostałych generacji. Jedną z nich z pewnością jest fakt, że w tej odsłonie serialu obok kucy występują też ludzie. Przy czym nawet jak nie są to dorośli, tylko starsze dzieci lub nastolatkowie, to zachowują się znacznie odpowiedzialniej i dojrzalej niż większość kucy, przez co koniki wydają się jeszcze bardziej infantylne, niż faktycznie są. Samego wyglądu ludzi nie będę się jakoś specjalnie czepiać, bo może nie jest wybitny, ale też nie jest wyjątkowo zły. Powiedziałabym, że dość typowy, jeżeli porównać do innych kreskówek z tego samego okresu. Inną dość znaczącą różnicą jest to, że oprócz kucyków występują tu też inne stworzenia, nie tylko smoki, ale też takie dziwne, trochę śmieszne żywe kulki kolorowej sierści. W przeciwieństwie do G2, w tej generacji ponownie występują tylko klacze (lecz u ludzi są zarówno chłopcy jak i dziewczyny), ale za to jednorożce, pegazy i kuce ziemne żyją wszystkie razem w jednym miejscu, czego nie było w G3. Są też morskie koniki, które bardzo zgodnie z nazwą żyją w rzece. Mimo to, najśmieszniejszą rzeczą w nich jest to, że - przynajmniej te małe - pływają z dmuchanymi gumowymi kołami do pływania dla dzieci. W czym nie ma przecież nic dziwnego, jak miałam kiedyś akwarium, to narybkowi zakładałam malutkie kamizelki ratunkowe, żeby młodziutkie rybki się nie utopiły. Potem większe ryby i tak je zjadały, więc może lepiej by było, gdybym zainwestowała w małe szable?</text:p>
      <text:p text:style-name="P1"/>
      <text:p text:style-name="P1">W tym miejscu już prawie tradycyjnie powinnam zacząć się wyśmiewać z wyglądu kucy. Osiołki z G1 mają wszystkie te wyjątkowo brzydkie cechy, które potem będą się pojawiać w każdej późniejszej generacji, aż w końcu ktoś przy tworzeniu G4 stwierdzi, że można by zrobić jakieś ładne kuce. Kucyki są tłustymi salcesonami, mają nogi jak kiełbaski i wodogłowie (lecz tym razem jakąś lekką odmianę), ale do tego już się przyzwyczaiłam przez te wszystkie odsłony “Podróży przez generacje”, co może też być objawem raka mózgu, którego najpewniej dostałam od oglądania G3.5 Jedynym, do czego naprawdę czuję potrzebę przyczepienia się jest to, że mordki kucy są czasem w dziwny sposób animowane, więc jak konik robi jakąś nietypową minę albo patrzy w bok, to mu łepek robi się dziwny, taki za okrągły, trochę jakby pysk mu się w czaszkę zapadał.</text:p>
      <text:p text:style-name="P1"/>
      <text:p text:style-name="P1">Jeżeli G2 mogłam pochwalić za to, że ktoś przysiadł nad wymyśleniem charakteru kucy, to w G1 niestety nie ma tak dobrze. Jak w wielu pozostałych odsłonach My Little Pony, koniki mają jedynie szczątkowe osobowości. Już ta trójka ludzi, która pojawia się regularnie w odcinkach, ma lepiej zarysowane charaktery, ale też nie ma co oczekiwać złożoności. Ale nie jest to duży minus, bo to nie ludzie, ani nawet nie kucyki są najważniejsi w tej generacji. To czarne charaktery królują w tej generacji. A oni są po prostu genialni.</text:p>
      <text:p text:style-name="P1"/>
      <text:p text:style-name="P1">Generalnie odcinki G1 można z grubsza podzielić na dwie kategorie. Spokojne odcinki typu “slice of life”, gdzie koniki grają w chowanego czy adoptują żeńską wersję Clifforda. Niewiele się w nich dzieje, ale nie są najgorsze, umieściłabym je na skali fajności przeważnie gdzieś pomiędzy “obleci” a “całkiem okay”. Ale jest też ta druga kategoria odcinków, która jest znacznie bardziej super. Jakieś 20% bardziej cool. To te, w których klaczki muszą pokonać jakieś wielkie zło, które zagraża światu. Przy czym złodupcy są genialnie pomyślani i podejrzewam, że dla dziecka mogą być nawet straszni. Pastelowe osiołki muszą się zmierzyć z takimi zagrożeniami jak duch, który potrafi zmieniać swój kształt w nietoperza czy giga pająka, czy z wielką ośmiornicą, która ma zamiar zatopić całą krainę pastelowych koników albo ze skalnym psem, który chce zmienić w kamień wszystko to, co miękkie i urocze. Niestety kolorowe konie zawsze pokonują siły zła.</text:p>
      <text:p text:style-name="P1"/>
      <text:p text:style-name="P1">Widać, że niektórzy antagoniści z G1 stanowili inspirację przy tworzeniu czarnych charakterów do G4. Nawet więcej, taki Tirek został przeniesiony do najnowszej wersji serialu praktycznie jeden do jednego.</text:p>
      <text:p text:style-name="P1"/>
      <text:p text:style-name="P1">Czarne charaktery mają jedną dość śmieszną cechę. Znienacka zaczynają śpiewać. Znaczy, nie jest to cecha charakterystyczna tylko dla złudupców, bo pozostałe postaci też zaczynają śpiewać w najmniej oczekiwanym momencie, bo po co się starać przy tłumaczeniu jakiegoś wątku w fabule, jak można to zrobić piosenką. Ale jeżeli piosenki w wykonaniu bohaterów są takie sobie, to te w wykonaniu tych z ciemnej strony mocy są po prostu super. Naprawdę super, nawet w polskiej wersji językowej (oglądam z polskim dubbingiem, jeżeli mam taką możliwość, bo czasami ciężko znaleźć dane odcinki, żeby zwiększyć sobie porcję raka).</text:p>
      <text:p text:style-name="P1"/>
      <text:p text:style-name="P1">Po obejrzeniu wszystkich poprzednich generacji My Little Pony muszę przyznać, że najlepsze z nich wszystkich są G1 i G2 (choć poprawniej byłoby to nazywać Opowieściami Kucyków), ale z zupełnie różnych powodów. G1 za genialnych antagonistów, a G2 za całkiem spoko charaktery głównych bohaterów. Do przeżycia jest jeszcze Newborn Cuties, ale G3 to rak. Zdecydowanie najgorsze jest G3.5, bo to już ciężka odmiana raka z przerzutami i niech umrze zapomniana, gdzieś w najdalszych odmętach Internetu. </text:p>
      <text:p text:style-name="P1"/>
      <text:p text:style-name="P1">grafiki:</text:p>
      <text:p text:style-name="P1">na banner:</text:p>
      <text:p text:style-name="P1"><text:a xlink:type="simple" xlink:href="https://c.pxhere.com/photos/b9/be/animal_aquatic_clamp_claw_crab_creature_sand_beach-1254140.jpg!d" text:style-name="ListLabel_20_1" text:visited-style-name="ListLabel_20_1"><text:span text:style-name="T1">https://c.pxhere.com/photos/b9/be/animal_aquatic_clamp_claw_crab_creature_sand_beach-1254140.jpg!d</text:span></text:a> </text:p>
      <text:p text:style-name="P1"/>
      <text:p text:style-name="P1"><text:a xlink:type="simple" xlink:href="https://pxhere.com/en/photo/1411904" text:style-name="ListLabel_20_1" text:visited-style-name="ListLabel_20_1"><text:span text:style-name="T1">https://pxhere.com/en/photo/1411904</text:span></text:a> &lt;źródło</text:p>
      <text:p text:style-name="P1"><text:soft-page-break/></text:p>
      <text:p text:style-name="P1">pozostałe:</text:p>
      <text:p text:style-name="P1"><text:a xlink:type="simple" xlink:href="https://images-wixmp-ed30a86b8c4ca887773594c2.wixmp.com/intermediary/f/5f474929-9f28-45dd-addd-a5d29754a320/d6a6fqq-9c13bf84-a04d-4735-acf2-a609af5750db.jpg/v1/fill/w_755,h_1058,q_70,strp/mlp_n__f_commission_by_kukurobuki_d6a6fqq-pre.jpg" text:style-name="ListLabel_20_1" text:visited-style-name="ListLabel_20_1"><text:span text:style-name="T1">https://images-wixmp-ed30a86b8c4ca887773594c2.wixmp.com/intermediary/f/5f474929-9f28-45dd-addd-a5d29754a320/d6a6fqq-9c13bf84-a04d-4735-acf2-a609af5750db.jpg/v1/fill/w_755,h_1058,q_70,strp/mlp_n__f_commission_by_kukurobuki_d6a6fqq-pre.jpg</text:span></text:a> &lt;źródło</text:p>
      <text:p text:style-name="P1"/>
      <text:p text:style-name="P1"><text:a xlink:type="simple" xlink:href="https://www.deviantart.com/kukurobuki/art/MLP-n-F-Commission-379893554" text:style-name="ListLabel_20_1" text:visited-style-name="ListLabel_20_1"><text:span text:style-name="T1">https://www.deviantart.com/kukurobuki/art/MLP-n-F-Commission-379893554</text:span></text:a></text:p>
      <text:p text:style-name="P1"/>
      <text:p text:style-name="P1"><text:a xlink:type="simple" xlink:href="https://images-wixmp-ed30a86b8c4ca887773594c2.wixmp.com/intermediary/f/8dec4e57-02c1-499a-ae2b-43a366425216/d5z5bx6-a424aef4-1a4a-403c-8e5a-4207733c526d.jpg/v1/fill/w_817,h_978,q_70,strp/my_little_pony_g1_firefly_by_joakaha_d5z5bx6-pre.jpg" text:style-name="ListLabel_20_1" text:visited-style-name="ListLabel_20_1"><text:span text:style-name="T1">https://images-wixmp-ed30a86b8c4ca887773594c2.wixmp.com/intermediary/f/8dec4e57-02c1-499a-ae2b-43a366425216/d5z5bx6-a424aef4-1a4a-403c-8e5a-4207733c526d.jpg/v1/fill/w_817,h_978,q_70,strp/my_little_pony_g1_firefly_by_joakaha_d5z5bx6-pre.jpg</text:span></text:a></text:p>
      <text:p text:style-name="P1"/>
      <text:p text:style-name="P1"><text:a xlink:type="simple" xlink:href="https://www.deviantart.com/joakaha/art/My-little-pony-G1-Firefly-361366170" text:style-name="ListLabel_20_1" text:visited-style-name="ListLabel_20_1"><text:span text:style-name="T1">https://www.deviantart.com/joakaha/art/My-little-pony-G1-Firefly-361366170</text:span></text:a> &lt;źródło</text:p>
      <text:p text:style-name="P1"/>
      <text:p text:style-name="P1"><text:a xlink:type="simple" xlink:href="https://images-wixmp-ed30a86b8c4ca887773594c2.wixmp.com/intermediary/f/4afdc205-fd2d-4adb-8012-16676c7f6c66/d5vatmv-05d821bc-8b7f-4f30-8991-88b943f63c3e.jpg" text:style-name="ListLabel_20_1" text:visited-style-name="ListLabel_20_1"><text:span text:style-name="T1">https://images-wixmp-ed30a86b8c4ca887773594c2.wixmp.com/intermediary/f/4afdc205-fd2d-4adb-8012-16676c7f6c66/d5vatmv-05d821bc-8b7f-4f30-8991-88b943f63c3e.jpg</text:span></text:a></text:p>
      <text:p text:style-name="P1"/>
      <text:p text:style-name="P1"><text:a xlink:type="simple" xlink:href="https://www.deviantart.com/celesse/art/G1-Blossom-354903943" text:style-name="ListLabel_20_1" text:visited-style-name="ListLabel_20_1"><text:span text:style-name="T1">https://www.deviantart.com/celesse/art/G1-Blossom-354903943</text:span></text:a> &lt;źródł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1" meta:word-count="866" meta:character-count="6469" meta:non-whitespace-character-count="5622"/>
    <meta:generator>LibreOfficeDev/6.0.5.2$Linux_X86_64 LibreOffice_project/</meta:generator>
  </office:meta>
</office:document-meta>
</file>